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Standard">
      <style:paragraph-properties style:page-number="auto" fo:break-before="column">
        <style:tab-stops>
          <style:tab-stop style:position="0.1264in"/>
        </style:tab-stops>
      </style:paragraph-properties>
      <style:text-properties style:font-name="Liberation Mono" fo:font-size="4pt" officeooo:rsid="00043f12" officeooo:paragraph-rsid="001c5490" style:font-size-asian="4pt" style:font-size-complex="4pt"/>
    </style:style>
    <style:style style:name="P2" style:family="paragraph" style:parent-style-name="Standard">
      <style:paragraph-properties>
        <style:tab-stops>
          <style:tab-stop style:position="0.1264in"/>
        </style:tab-stops>
      </style:paragraph-properties>
      <style:text-properties style:font-name="Liberation Mono" fo:font-size="4pt" officeooo:rsid="00043f12" officeooo:paragraph-rsid="001c5490" style:font-size-asian="4pt" style:font-size-complex="4pt"/>
    </style:style>
    <style:style style:name="P3" style:family="paragraph" style:parent-style-name="Standard">
      <style:text-properties style:font-name="Liberation Mono" fo:font-size="4pt" officeooo:rsid="001c5490" officeooo:paragraph-rsid="001c5490" style:font-size-asian="4pt" style:font-size-complex="4pt"/>
    </style:style>
    <style:style style:name="P4" style:family="paragraph" style:parent-style-name="Standard">
      <style:text-properties style:font-name="Liberation Mono" fo:font-size="4pt" officeooo:rsid="000ef409" officeooo:paragraph-rsid="000ef409" style:font-size-asian="4pt" style:font-size-complex="4pt"/>
    </style:style>
    <style:style style:name="P5" style:family="paragraph" style:parent-style-name="Standard">
      <style:text-properties style:font-name="Liberation Mono" fo:font-size="4pt" officeooo:rsid="000ef409" officeooo:paragraph-rsid="00117352" style:font-size-asian="4pt" style:font-size-complex="4pt"/>
    </style:style>
    <style:style style:name="P6" style:family="paragraph" style:parent-style-name="Standard">
      <style:text-properties style:font-name="Liberation Mono" fo:font-size="4pt" officeooo:rsid="0013f13b" officeooo:paragraph-rsid="00163450" style:font-size-asian="4pt" style:font-size-complex="4pt"/>
    </style:style>
    <style:style style:name="P7" style:family="paragraph" style:parent-style-name="Standard">
      <style:text-properties style:font-name="Liberation Mono" fo:font-size="4pt" officeooo:rsid="0013f13b" officeooo:paragraph-rsid="001bafd2" style:font-size-asian="4pt" style:font-size-complex="4pt"/>
    </style:style>
    <style:style style:name="P8" style:family="paragraph" style:parent-style-name="Standard">
      <style:text-properties style:font-name="Liberation Mono" fo:font-size="4pt" officeooo:rsid="00163450" officeooo:paragraph-rsid="00163450" style:font-size-asian="4pt" style:font-size-complex="4pt"/>
    </style:style>
    <style:style style:name="P9" style:family="paragraph" style:parent-style-name="Standard">
      <style:text-properties style:font-name="Liberation Mono" fo:font-size="4pt" officeooo:rsid="001bafd2" officeooo:paragraph-rsid="001bafd2" style:font-size-asian="4pt" style:font-size-complex="4pt"/>
    </style:style>
    <style:style style:name="P10" style:family="paragraph" style:parent-style-name="Standard">
      <style:text-properties style:font-name="Liberation Mono" fo:font-size="4pt" officeooo:rsid="0013f13b" officeooo:paragraph-rsid="0013f13b" style:font-size-asian="4pt" style:font-size-complex="4pt"/>
    </style:style>
    <style:style style:name="P11" style:family="paragraph" style:parent-style-name="Standard">
      <style:text-properties style:font-name="Liberation Mono" fo:font-size="4pt" officeooo:rsid="00157c7d" officeooo:paragraph-rsid="00157c7d" style:font-size-asian="4pt" style:font-size-complex="4pt"/>
    </style:style>
    <style:style style:name="P12" style:family="paragraph" style:parent-style-name="Standard">
      <style:text-properties style:font-name="Liberation Mono" fo:font-size="4pt" officeooo:rsid="001a5807" officeooo:paragraph-rsid="001a5807" style:font-size-asian="4pt" style:font-size-complex="4pt"/>
    </style:style>
    <style:style style:name="P13" style:family="paragraph" style:parent-style-name="Standard">
      <style:text-properties style:font-name="Liberation Mono" fo:font-size="4pt" officeooo:rsid="001a5807" officeooo:paragraph-rsid="001bafd2" style:font-size-asian="4pt" style:font-size-complex="4pt"/>
    </style:style>
    <style:style style:name="P14" style:family="paragraph" style:parent-style-name="Standard">
      <style:paragraph-properties>
        <style:tab-stops>
          <style:tab-stop style:position="0.1264in"/>
        </style:tab-stops>
      </style:paragraph-properties>
      <style:text-properties style:font-name="Liberation Mono" fo:font-size="4pt" officeooo:rsid="001c5490" officeooo:paragraph-rsid="001c5490" style:font-size-asian="4pt" style:font-size-complex="4pt"/>
    </style:style>
    <style:style style:name="P15" style:family="paragraph" style:parent-style-name="Standard">
      <style:paragraph-properties>
        <style:tab-stops>
          <style:tab-stop style:position="0.1264in"/>
        </style:tab-stops>
      </style:paragraph-properties>
      <style:text-properties style:font-name="Liberation Mono" fo:font-size="4pt" officeooo:rsid="00043f12" officeooo:paragraph-rsid="001a5807" style:font-size-asian="4pt" style:font-size-complex="4pt"/>
    </style:style>
    <style:style style:name="P16" style:family="paragraph" style:parent-style-name="Standard">
      <style:paragraph-properties>
        <style:tab-stops>
          <style:tab-stop style:position="0.1264in"/>
        </style:tab-stops>
      </style:paragraph-properties>
      <style:text-properties style:font-name="Liberation Mono" fo:font-size="4pt" officeooo:rsid="00043f12" officeooo:paragraph-rsid="001d585b" style:font-size-asian="4pt" style:font-size-complex="4pt"/>
    </style:style>
    <style:style style:name="P17" style:family="paragraph" style:parent-style-name="Standard">
      <style:paragraph-properties>
        <style:tab-stops>
          <style:tab-stop style:position="0.1264in"/>
        </style:tab-stops>
      </style:paragraph-properties>
      <style:text-properties style:font-name="Liberation Mono" fo:font-size="4pt" officeooo:rsid="00043f12" officeooo:paragraph-rsid="001bafd2" style:font-size-asian="4pt" style:font-size-complex="4pt"/>
    </style:style>
    <style:style style:name="P18" style:family="paragraph" style:parent-style-name="Standard">
      <style:paragraph-properties fo:break-before="column"/>
      <style:text-properties style:font-name="Liberation Mono" fo:font-size="4pt" officeooo:paragraph-rsid="0007a338" style:font-size-asian="4pt" style:font-size-complex="4pt"/>
    </style:style>
    <style:style style:name="P19" style:family="paragraph" style:parent-style-name="Standard">
      <style:paragraph-properties>
        <style:tab-stops>
          <style:tab-stop style:position="0.1264in"/>
        </style:tab-stops>
      </style:paragraph-properties>
      <style:text-properties style:font-name="Liberation Mono" fo:font-size="4pt" officeooo:rsid="00043f12" officeooo:paragraph-rsid="00043f12" style:font-size-asian="4pt" style:font-size-complex="4pt"/>
    </style:style>
    <style:style style:name="P20" style:family="paragraph" style:parent-style-name="Standard">
      <style:paragraph-properties>
        <style:tab-stops>
          <style:tab-stop style:position="0.1264in"/>
        </style:tab-stops>
      </style:paragraph-properties>
      <style:text-properties style:font-name="Liberation Mono" fo:font-size="4pt" officeooo:rsid="0003a98d" officeooo:paragraph-rsid="00043f12" style:font-size-asian="4pt" style:font-size-complex="4pt"/>
    </style:style>
    <style:style style:name="P21" style:family="paragraph" style:parent-style-name="Standard">
      <style:text-properties style:font-name="Liberation Mono" fo:font-size="4pt" officeooo:rsid="00043f12" officeooo:paragraph-rsid="00043f12" style:font-size-asian="4pt" style:font-size-complex="4pt"/>
    </style:style>
    <style:style style:name="P22" style:family="paragraph" style:parent-style-name="Standard">
      <style:text-properties style:font-name="Liberation Mono" fo:font-size="4pt" officeooo:rsid="00043f12" officeooo:paragraph-rsid="000518b7" style:font-size-asian="4pt" style:font-size-complex="4pt"/>
    </style:style>
    <style:style style:name="P23" style:family="paragraph" style:parent-style-name="Standard">
      <style:text-properties style:font-name="Liberation Mono" fo:font-size="4pt" officeooo:rsid="00043f12" officeooo:paragraph-rsid="0014070e" style:font-size-asian="4pt" style:font-size-complex="4pt"/>
    </style:style>
    <style:style style:name="P24" style:family="paragraph" style:parent-style-name="Standard">
      <style:text-properties style:font-name="Liberation Mono" fo:font-size="4pt" officeooo:rsid="0007a338" officeooo:paragraph-rsid="0014070e" style:font-size-asian="4pt" style:font-size-complex="4pt"/>
    </style:style>
    <style:style style:name="P25" style:family="paragraph" style:parent-style-name="Standard">
      <style:text-properties style:font-name="Liberation Mono" fo:font-size="4pt" officeooo:rsid="0003a98d" officeooo:paragraph-rsid="0014070e" style:font-size-asian="4pt" style:font-size-complex="4pt"/>
    </style:style>
    <style:style style:name="P26" style:family="paragraph" style:parent-style-name="Standard">
      <style:text-properties style:font-name="Liberation Mono" fo:font-size="4pt" officeooo:rsid="0007a338" officeooo:paragraph-rsid="000aa707" style:font-size-asian="4pt" style:font-size-complex="4pt"/>
    </style:style>
    <style:style style:name="P27" style:family="paragraph" style:parent-style-name="Standard">
      <style:paragraph-properties>
        <style:tab-stops>
          <style:tab-stop style:position="0.1264in"/>
        </style:tab-stops>
      </style:paragraph-properties>
      <style:text-properties style:font-name="Liberation Mono" fo:font-size="4pt" officeooo:rsid="000aa707" officeooo:paragraph-rsid="000aa707" style:font-size-asian="4pt" style:font-size-complex="4pt"/>
    </style:style>
    <style:style style:name="P28" style:family="paragraph" style:parent-style-name="Standard">
      <style:text-properties style:font-name="Liberation Mono" fo:font-size="4pt" officeooo:rsid="000aa707" officeooo:paragraph-rsid="000aa707" style:font-size-asian="4pt" style:font-size-complex="4pt"/>
    </style:style>
    <style:style style:name="P29" style:family="paragraph" style:parent-style-name="Standard">
      <style:text-properties style:font-name="Liberation Mono" fo:font-size="4pt" officeooo:rsid="000b64a9" officeooo:paragraph-rsid="000b64a9" style:font-size-asian="4pt" style:font-size-complex="4pt"/>
    </style:style>
    <style:style style:name="P30" style:family="paragraph" style:parent-style-name="Standard">
      <style:text-properties style:font-name="Liberation Mono" fo:font-size="4pt" officeooo:rsid="0007a338" officeooo:paragraph-rsid="00157c7d" style:font-size-asian="4pt" style:font-size-complex="4pt"/>
    </style:style>
    <style:style style:name="P31" style:family="paragraph" style:parent-style-name="Standard">
      <style:text-properties style:font-name="Liberation Mono" fo:font-size="4pt" officeooo:rsid="0003a98d" officeooo:paragraph-rsid="00157c7d" style:font-size-asian="4pt" style:font-size-complex="4pt"/>
    </style:style>
    <style:style style:name="P32" style:family="paragraph" style:parent-style-name="Standard">
      <style:text-properties style:font-name="Liberation Mono" fo:font-size="4pt" officeooo:rsid="00199145" officeooo:paragraph-rsid="00199145" style:font-size-asian="4pt" style:font-size-complex="4pt"/>
    </style:style>
    <style:style style:name="P33" style:family="paragraph" style:parent-style-name="Standard">
      <style:text-properties style:font-name="Liberation Mono" fo:font-size="4pt" officeooo:rsid="0007a338" officeooo:paragraph-rsid="001c5490" style:font-size-asian="4pt" style:font-size-complex="4pt"/>
    </style:style>
    <style:style style:name="P34" style:family="paragraph" style:parent-style-name="Standard">
      <style:text-properties style:font-name="Liberation Mono" fo:font-size="4pt" officeooo:rsid="00199145" officeooo:paragraph-rsid="001c5490" style:font-size-asian="4pt" style:font-size-complex="4pt"/>
    </style:style>
    <style:style style:name="P35" style:family="paragraph" style:parent-style-name="Standard">
      <style:paragraph-properties fo:break-before="column"/>
      <style:text-properties style:font-name="Liberation Mono" fo:font-size="4pt" officeooo:paragraph-rsid="00043f12" style:font-size-asian="4pt" style:font-size-complex="4pt"/>
    </style:style>
    <style:style style:name="P36" style:family="paragraph" style:parent-style-name="Standard">
      <style:paragraph-properties>
        <style:tab-stops>
          <style:tab-stop style:position="0.1264in"/>
        </style:tab-stops>
      </style:paragraph-properties>
      <style:text-properties style:font-name="Liberation Mono" fo:font-size="4pt" officeooo:rsid="00043f12" officeooo:paragraph-rsid="0007a338" style:font-size-asian="4pt" style:font-size-complex="4pt"/>
    </style:style>
    <style:style style:name="P37" style:family="paragraph" style:parent-style-name="Standard">
      <style:paragraph-properties>
        <style:tab-stops>
          <style:tab-stop style:position="0.1264in"/>
        </style:tab-stops>
      </style:paragraph-properties>
      <style:text-properties style:font-name="Liberation Mono" fo:font-size="4pt" officeooo:rsid="0007a338" officeooo:paragraph-rsid="0007a338" style:font-size-asian="4pt" style:font-size-complex="4pt"/>
    </style:style>
    <style:style style:name="P38" style:family="paragraph" style:parent-style-name="Standard">
      <style:paragraph-properties>
        <style:tab-stops>
          <style:tab-stop style:position="0.1264in"/>
        </style:tab-stops>
      </style:paragraph-properties>
      <style:text-properties style:font-name="Liberation Mono" fo:font-size="4pt" officeooo:rsid="00043f12" officeooo:paragraph-rsid="0008df3d" style:font-size-asian="4pt" style:font-size-complex="4pt"/>
    </style:style>
    <style:style style:name="P39" style:family="paragraph" style:parent-style-name="Standard">
      <style:paragraph-properties>
        <style:tab-stops>
          <style:tab-stop style:position="0.1264in"/>
        </style:tab-stops>
      </style:paragraph-properties>
      <style:text-properties style:font-name="Liberation Mono" fo:font-size="4pt" officeooo:rsid="0008df3d" officeooo:paragraph-rsid="0008df3d" style:font-size-asian="4pt" style:font-size-complex="4pt"/>
    </style:style>
    <style:style style:name="P40" style:family="paragraph" style:parent-style-name="Standard">
      <style:paragraph-properties>
        <style:tab-stops>
          <style:tab-stop style:position="0.1264in"/>
        </style:tab-stops>
      </style:paragraph-properties>
      <style:text-properties style:font-name="Liberation Mono" fo:font-size="4pt" officeooo:rsid="0008df3d" officeooo:paragraph-rsid="000aa707" style:font-size-asian="4pt" style:font-size-complex="4pt"/>
    </style:style>
    <style:style style:name="P41" style:family="paragraph" style:parent-style-name="Standard">
      <style:paragraph-properties>
        <style:tab-stops>
          <style:tab-stop style:position="0.1264in"/>
        </style:tab-stops>
      </style:paragraph-properties>
      <style:text-properties style:font-name="Liberation Mono" fo:font-size="4pt" officeooo:rsid="000aa707" officeooo:paragraph-rsid="0014070e" style:font-size-asian="4pt" style:font-size-complex="4pt"/>
    </style:style>
    <style:style style:name="P42" style:family="paragraph" style:parent-style-name="Standard">
      <style:paragraph-properties>
        <style:tab-stops>
          <style:tab-stop style:position="0.1264in"/>
        </style:tab-stops>
      </style:paragraph-properties>
      <style:text-properties style:font-name="Liberation Mono" fo:font-size="4pt" officeooo:rsid="0014070e" officeooo:paragraph-rsid="0014070e" style:font-size-asian="4pt" style:font-size-complex="4pt"/>
    </style:style>
    <style:style style:name="P43" style:family="paragraph" style:parent-style-name="Standard">
      <style:paragraph-properties>
        <style:tab-stops>
          <style:tab-stop style:position="0.1264in"/>
        </style:tab-stops>
      </style:paragraph-properties>
      <style:text-properties style:font-name="Liberation Mono" fo:font-size="4pt" officeooo:rsid="000c5e91" officeooo:paragraph-rsid="000c5e91" style:font-size-asian="4pt" style:font-size-complex="4pt"/>
    </style:style>
    <style:style style:name="P44" style:family="paragraph" style:parent-style-name="Standard">
      <style:paragraph-properties>
        <style:tab-stops>
          <style:tab-stop style:position="0.1264in"/>
        </style:tab-stops>
      </style:paragraph-properties>
      <style:text-properties style:font-name="Liberation Mono" fo:font-size="4pt" officeooo:rsid="000cbdfe" officeooo:paragraph-rsid="000cbdfe" style:font-size-asian="4pt" style:font-size-complex="4pt"/>
    </style:style>
    <style:style style:name="P45" style:family="paragraph" style:parent-style-name="Standard">
      <style:paragraph-properties>
        <style:tab-stops>
          <style:tab-stop style:position="0.1264in"/>
        </style:tab-stops>
      </style:paragraph-properties>
      <style:text-properties style:font-name="Liberation Mono" fo:font-size="4pt" officeooo:rsid="00043f12" officeooo:paragraph-rsid="000cbdfe" style:font-size-asian="4pt" style:font-size-complex="4pt"/>
    </style:style>
    <style:style style:name="P46" style:family="paragraph" style:parent-style-name="Standard">
      <style:paragraph-properties>
        <style:tab-stops>
          <style:tab-stop style:position="0.1264in"/>
        </style:tab-stops>
      </style:paragraph-properties>
      <style:text-properties style:font-name="Liberation Mono" fo:font-size="4pt" officeooo:rsid="000cbdfe" officeooo:paragraph-rsid="0010ad62" style:font-size-asian="4pt" style:font-size-complex="4pt"/>
    </style:style>
    <style:style style:name="P47" style:family="paragraph" style:parent-style-name="Standard">
      <style:paragraph-properties>
        <style:tab-stops>
          <style:tab-stop style:position="0.1264in"/>
        </style:tab-stops>
      </style:paragraph-properties>
      <style:text-properties style:font-name="Liberation Mono" fo:font-size="4pt" officeooo:rsid="000c5e91" officeooo:paragraph-rsid="000cbdfe" style:font-size-asian="4pt" style:font-size-complex="4pt"/>
    </style:style>
    <style:style style:name="P48" style:family="paragraph" style:parent-style-name="Standard">
      <style:paragraph-properties>
        <style:tab-stops>
          <style:tab-stop style:position="0.1264in"/>
        </style:tab-stops>
      </style:paragraph-properties>
      <style:text-properties style:font-name="Liberation Mono" fo:font-size="4pt" officeooo:rsid="000cbdfe" officeooo:paragraph-rsid="00117352" style:font-size-asian="4pt" style:font-size-complex="4pt"/>
    </style:style>
    <style:style style:name="P49" style:family="paragraph" style:parent-style-name="Standard">
      <style:paragraph-properties>
        <style:tab-stops>
          <style:tab-stop style:position="0.1264in"/>
        </style:tab-stops>
      </style:paragraph-properties>
      <style:text-properties style:font-name="Liberation Mono" fo:font-size="4pt" officeooo:rsid="00043f12" officeooo:paragraph-rsid="00117352" style:font-size-asian="4pt" style:font-size-complex="4pt"/>
    </style:style>
    <style:style style:name="P50" style:family="paragraph" style:parent-style-name="Standard">
      <style:paragraph-properties>
        <style:tab-stops>
          <style:tab-stop style:position="0.1264in"/>
        </style:tab-stops>
      </style:paragraph-properties>
      <style:text-properties style:font-name="Liberation Mono" fo:font-size="4pt" officeooo:rsid="000ef409" officeooo:paragraph-rsid="00117352" style:font-size-asian="4pt" style:font-size-complex="4pt"/>
    </style:style>
    <style:style style:name="P51" style:family="paragraph" style:parent-style-name="Standard">
      <style:paragraph-properties>
        <style:tab-stops>
          <style:tab-stop style:position="0.1264in"/>
        </style:tab-stops>
      </style:paragraph-properties>
      <style:text-properties style:font-name="Liberation Mono" fo:font-size="4pt" officeooo:rsid="0010ad62" officeooo:paragraph-rsid="00117352" style:font-size-asian="4pt" style:font-size-complex="4pt"/>
    </style:style>
    <style:style style:name="P52" style:family="paragraph" style:parent-style-name="Standard">
      <style:paragraph-properties>
        <style:tab-stops>
          <style:tab-stop style:position="0.1264in"/>
        </style:tab-stops>
      </style:paragraph-properties>
      <style:text-properties style:font-name="Liberation Mono" fo:font-size="4pt" officeooo:rsid="000ef409" officeooo:paragraph-rsid="0014070e" style:font-size-asian="4pt" style:font-size-complex="4pt"/>
    </style:style>
    <style:style style:name="P53" style:family="paragraph" style:parent-style-name="Standard">
      <style:paragraph-properties>
        <style:tab-stops>
          <style:tab-stop style:position="0.1264in"/>
        </style:tab-stops>
      </style:paragraph-properties>
      <style:text-properties style:font-name="Liberation Mono" fo:font-size="4pt" officeooo:rsid="000cbdfe" officeooo:paragraph-rsid="001c5490" style:font-size-asian="4pt" style:font-size-complex="4pt"/>
    </style:style>
    <style:style style:name="P54" style:family="paragraph" style:parent-style-name="Standard">
      <style:paragraph-properties>
        <style:tab-stops>
          <style:tab-stop style:position="0.1264in"/>
        </style:tab-stops>
      </style:paragraph-properties>
      <style:text-properties style:font-name="Liberation Mono" fo:font-size="4pt" officeooo:rsid="000ef409" officeooo:paragraph-rsid="001c5490" style:font-size-asian="4pt" style:font-size-complex="4pt"/>
    </style:style>
    <style:style style:name="P55" style:family="paragraph" style:parent-style-name="Standard">
      <style:paragraph-properties>
        <style:tab-stops>
          <style:tab-stop style:position="0.1264in"/>
        </style:tab-stops>
      </style:paragraph-properties>
      <style:text-properties style:font-name="Liberation Mono" fo:font-size="4pt" officeooo:rsid="0013f13b" officeooo:paragraph-rsid="001c5490" style:font-size-asian="4pt" style:font-size-complex="4pt"/>
    </style:style>
    <style:style style:name="P56" style:family="paragraph" style:parent-style-name="Standard">
      <style:paragraph-properties>
        <style:tab-stops>
          <style:tab-stop style:position="0.1264in"/>
        </style:tab-stops>
      </style:paragraph-properties>
      <style:text-properties style:font-name="Liberation Mono" fo:font-size="4pt" officeooo:rsid="0010ad62" officeooo:paragraph-rsid="001c5490" style:font-size-asian="4pt" style:font-size-complex="4pt"/>
    </style:style>
    <style:style style:name="P57" style:family="paragraph" style:parent-style-name="Standard">
      <style:paragraph-properties>
        <style:tab-stops>
          <style:tab-stop style:position="0.1264in"/>
        </style:tab-stops>
      </style:paragraph-properties>
      <style:text-properties style:font-name="Liberation Mono" fo:font-size="4pt" officeooo:rsid="001a5807" officeooo:paragraph-rsid="001c5490" style:font-size-asian="4pt" style:font-size-complex="4pt"/>
    </style:style>
    <style:style style:name="P58" style:family="paragraph" style:parent-style-name="Standard">
      <style:paragraph-properties fo:break-before="column">
        <style:tab-stops>
          <style:tab-stop style:position="0.1264in"/>
        </style:tab-stops>
      </style:paragraph-properties>
      <style:text-properties style:font-name="Liberation Mono" fo:font-size="4pt" officeooo:rsid="00043f12" officeooo:paragraph-rsid="0012a70c" style:font-size-asian="4pt" style:font-size-complex="4pt"/>
    </style:style>
    <style:style style:name="P59" style:family="paragraph" style:parent-style-name="Standard">
      <style:paragraph-properties>
        <style:tab-stops>
          <style:tab-stop style:position="0.1264in"/>
        </style:tab-stops>
      </style:paragraph-properties>
      <style:text-properties style:font-name="Liberation Mono" fo:font-size="4pt" officeooo:rsid="00043f12" officeooo:paragraph-rsid="0012a70c" style:font-size-asian="4pt" style:font-size-complex="4pt"/>
    </style:style>
    <style:style style:name="P60" style:family="paragraph" style:parent-style-name="Standard">
      <style:paragraph-properties fo:break-before="page">
        <style:tab-stops>
          <style:tab-stop style:position="0.1264in"/>
        </style:tab-stops>
      </style:paragraph-properties>
      <style:text-properties style:font-name="Liberation Mono" fo:font-size="4pt" officeooo:rsid="00043f12" officeooo:paragraph-rsid="001d585b" style:font-size-asian="4pt" style:font-size-complex="4pt"/>
    </style:style>
    <style:style style:name="P61" style:family="paragraph" style:parent-style-name="Standard">
      <style:paragraph-properties fo:break-before="column">
        <style:tab-stops>
          <style:tab-stop style:position="0.1264in"/>
        </style:tab-stops>
      </style:paragraph-properties>
      <style:text-properties style:font-name="Liberation Mono" fo:font-size="4pt" officeooo:rsid="00043f12" officeooo:paragraph-rsid="00163450" style:font-size-asian="4pt" style:font-size-complex="4pt"/>
    </style:style>
    <style:style style:name="T1" style:family="text">
      <style:text-properties officeooo:rsid="00157c7d"/>
    </style:style>
    <style:style style:name="T2" style:family="text">
      <style:text-properties officeooo:rsid="001bafd2"/>
    </style:style>
    <style:style style:name="T3" style:family="text">
      <style:text-properties officeooo:rsid="00117352"/>
    </style:style>
    <style:style style:name="T4" style:family="text">
      <style:text-properties officeooo:rsid="00199145"/>
    </style:style>
    <style:style style:name="T5" style:family="text">
      <style:text-properties officeooo:rsid="00163450"/>
    </style:style>
    <style:style style:name="T6" style:family="text">
      <style:text-properties officeooo:rsid="000ef409"/>
    </style:style>
    <style:style style:name="T7" style:family="text">
      <style:text-properties officeooo:rsid="001c5490"/>
    </style:style>
    <style:style style:name="T8" style:family="text">
      <style:text-properties style:text-position="super 58%"/>
    </style:style>
    <style:style style:name="T9" style:family="text">
      <style:text-properties officeooo:rsid="001d585b"/>
    </style:style>
    <style:style style:name="T10" style:family="text">
      <style:text-properties officeooo:rsid="00043f12"/>
    </style:style>
    <style:style style:name="T11" style:family="text">
      <style:text-properties officeooo:rsid="0007a338"/>
    </style:style>
    <style:style style:name="T12" style:family="text">
      <style:text-properties officeooo:rsid="0003a98d"/>
    </style:style>
    <style:style style:name="T13" style:family="text">
      <style:text-properties officeooo:rsid="000518b7"/>
    </style:style>
    <style:style style:name="T14" style:family="text">
      <style:text-properties officeooo:rsid="0014070e"/>
    </style:style>
    <style:style style:name="T15" style:family="text">
      <style:text-properties officeooo:rsid="0008df3d"/>
    </style:style>
    <style:style style:name="T16" style:family="text">
      <style:text-properties officeooo:rsid="000aa707"/>
    </style:style>
    <style:style style:name="T17" style:family="text">
      <style:text-properties officeooo:rsid="0013f13b"/>
    </style:style>
    <style:style style:name="T18" style:family="text">
      <style:text-properties officeooo:rsid="000cbdfe"/>
    </style:style>
    <style:style style:name="T19" style:family="text">
      <style:text-properties officeooo:rsid="000c5e91"/>
    </style:style>
    <style:style style:name="T20" style:family="text">
      <style:text-properties style:font-name="Liberation Mono" officeooo:rsid="00043f12"/>
    </style:style>
    <style:style style:name="T21" style:family="text">
      <style:text-properties officeooo:rsid="0010ad62"/>
    </style:style>
    <style:style style:name="T22" style:family="text">
      <style:text-properties officeooo:rsid="0012a70c"/>
    </style:style>
    <style:style style:name="T23" style:family="text">
      <style:text-properties officeooo:rsid="0017d778"/>
    </style:style>
    <style:style style:name="T24" style:family="text">
      <style:text-properties officeooo:rsid="001a58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CATION_0_NAME="SUNFIRE"</text:p>
      <text:p text:style-name="P2">LOCATION_1_NAME="MUCKTHORN"</text:p>
      <text:p text:style-name="P2">LOCATION_2_NAME="STEELHAVEN"</text:p>
      <text:p text:style-name="P2">LOCATION_4_NAME="[NO NAME AVAILABLE]"</text:p>
      <text:p text:style-name="P2">LOCATION_6_NAME="THE EAU"</text:p>
      <text:p text:style-name="P2">LOCATION_8_NAME="BLEAKFROST"</text:p>
      <text:p text:style-name="P3">====================================================================================</text:p>
      <text:p text:style-name="P4">Mission 0 – help jack pt 1</text:p>
      <text:p text:style-name="P4">mission 1 – help jack pt 2</text:p>
      <text:p text:style-name="P5">mission 2 – help benefactor pt 1 – <text:span text:style-name="T1">gather intel</text:span></text:p>
      <text:p text:style-name="P5">mission 3 – help benefactor pt 2 – <text:span text:style-name="T1">deliver intel </text:span><text:span text:style-name="T2">to Steelhaven</text:span><text:line-break/>mission 4 – search for jack pt 1</text:p>
      <text:p text:style-name="P5">mission <text:span text:style-name="T3">5</text:span> – help benefactor pt <text:span text:style-name="T3">3 – </text:span><text:span text:style-name="T1">deliver ammo</text:span></text:p>
      <text:p text:style-name="P6">mission 6 – <text:span text:style-name="T4">RACE</text:span></text:p>
      <text:p text:style-name="P7">mission <text:span text:style-name="T5">7</text:span> – <text:span text:style-name="T6">help benefactor pt </text:span><text:span text:style-name="T5">4</text:span><text:span text:style-name="T3"> – </text:span><text:span text:style-name="T2">intel to Muckthorn</text:span></text:p>
      <text:p text:style-name="P8">mission 8 – <text:span text:style-name="T4">DT helps JACK</text:span></text:p>
      <text:p text:style-name="P7">mission <text:span text:style-name="T2">9</text:span> – <text:span text:style-name="T6">help benefactor pt </text:span><text:span text:style-name="T2">5</text:span><text:span text:style-name="T3"> – </text:span><text:span text:style-name="T7">destroy</text:span><text:span text:style-name="T2"> Muckthorn.</text:span></text:p>
      <text:p text:style-name="P9">Mission 10 – help civilian with cat</text:p>
      <text:p text:style-name="P9">Mission 11 – Hack satellite <text:span text:style-name="T7">from tower</text:span></text:p>
      <text:p text:style-name="P3">Mission 12 – Benefactor – intel on blockade</text:p>
      <text:p text:style-name="P3">Mission 13 – Benefactor – move satellite #1</text:p>
      <text:p text:style-name="P3">Mission 13 – Benefactor – move satellite #2</text:p>
      <text:p text:style-name="P3">Mission 14 – Benefactor – drop satellite on the blockade</text:p>
      <text:p text:style-name="P3">Mission 15 – Benefactor – drop second satellite on hall of chambers </text:p>
      <text:p text:style-name="P3">Mission 16 – Benefactor – attack underground bunker (repeats)</text:p>
      <text:p text:style-name="P3">====================================================================================</text:p>
      <text:p text:style-name="P10">vm 0 – 1<text:span text:style-name="T8">st</text:span> call from jack</text:p>
      <text:p text:style-name="P10">vm 1 – benefactor gives you mission 2</text:p>
      <text:p text:style-name="P10">vm 2 – <text:span text:style-name="T1">Jack goes to muckthorn</text:span></text:p>
      <text:p text:style-name="P11">vm 3 – Benefactor wants you to deliver intel</text:p>
      <text:p text:style-name="P11">vm 4 – Benefactor wants you to deliver ammo</text:p>
      <text:p text:style-name="P11">vm 5 – deep throat calls you</text:p>
      <text:p text:style-name="P12">vm 6 – <text:span text:style-name="T2">Benefactor wants you to deliver intel to Muckthorn</text:span></text:p>
      <text:p text:style-name="P13">vm 7 - <text:span text:style-name="T1">Benefactor wants you to </text:span><text:span text:style-name="T2">help Dualists take Muckthorn</text:span></text:p>
      <text:p text:style-name="P12">vm 8 – qualified for a race.</text:p>
      <text:p text:style-name="P14">Vm 9 – Jack hears about Jill – going dark</text:p>
      <text:p text:style-name="P15">VM 10 – Civilian complaint: “Your mech stepped on my cat's tail.”</text:p>
      <text:p text:style-name="P15">VM 11 – Pilot voicemail: “I’m free for contract work, hit me up.”</text:p>
      <text:p text:style-name="P15">VM 12 – Merchant: “New parts dropping soon. Stay sharp.”</text:p>
      <text:p text:style-name="P15">VM 13 – “...you do have room in that mech for a pet carrier, right?”</text:p>
      <text:p text:style-name="P16">VM 14 – “You ever heard of the Gradients? They helped my kid escape a blockade.”</text:p>
      <text:p text:style-name="P16">VM 1<text:span text:style-name="T9">5 - ???</text:span></text:p>
      <text:p text:style-name="P17">VM 16 – Mission from 10k: “Destroy blockade. Pin it on the Dualists.”</text:p>
      <text:p text:style-name="P17">VM 17 – Mission from 10k: “Burn the Hall of Chambers. Frame the Gradients.”</text:p>
      <text:p text:style-name="P17">VM 18 – Jack’s corrupted voicemail—mentions “factions are using us.”</text:p>
      <text:p text:style-name="P16">VM ??? – Mission from 10k: “Sabotage the Diplomat's family vehicle—make it look natural.”</text:p>
      <text:p text:style-name="P18"><text:span text:style-name="T10">VOICEMAIL_0</text:span><text:span text:style-name="T11">_SCRIPT=”say[Hey, It’s me. Give me a call back. ASAP!]Jack”</text:span><text:span text:style-name="T10"><text:line-break/><text:line-break/>VOICEMAIL_0</text:span><text:span text:style-name="T11">_CALLBACK_SCRIPT</text:span><text:span text:style-name="T12">=”say[</text:span><text:span text:style-name="T13">*</text:span><text:span text:style-name="T12">RING!! RING!!</text:span><text:span text:style-name="T13">*</text:span><text:span text:style-name="T12">]<text:line-break/>say[Hello?]Jack</text:span></text:p>
      <text:p text:style-name="P19">say[I know it has been awhile, but I need your help with something.]Jack</text:p>
      <text:p text:style-name="P20">say[<text:span text:style-name="T10">I lost contact with Jill while she was on a mission.</text:span>]<text:span text:style-name="T10">Jack</text:span></text:p>
      <text:p text:style-name="P21">say[She was looking for this part in the Sunfire Desert.]Jack</text:p>
      <text:p text:style-name="P21">say[I sent the <text:span text:style-name="T14">location and mission</text:span> <text:span text:style-name="T14">request </text:span>to your PC.]Jack</text:p>
      <text:p text:style-name="P21">say[Buy a mech and assign me as the pilot.]Jack</text:p>
      <text:p text:style-name="P21">say[When you are all ready, hit Start Mission.]Jack</text:p>
      <text:p text:style-name="P21">do[unlock pilot(0)]</text:p>
      <text:p text:style-name="P22">do[unlock mission(0)]</text:p>
      <text:p text:style-name="P22"><text:span text:style-name="T13">[end]</text:span>“</text:p>
      <text:p text:style-name="P23"/>
      <text:p text:style-name="P23"/>
      <text:p text:style-name="P24"><text:span text:style-name="T10">VOICEMAIL_</text:span><text:span text:style-name="T15">1</text:span>_SCRIPT=”<text:span text:style-name="T15">say[I sent a mission to your PC. Do not fail me.]Benefactor</text:span></text:p>
      <text:p text:style-name="P24"><text:span text:style-name="T15">do[unlock mission(</text:span><text:span text:style-name="T6">2</text:span><text:span text:style-name="T15">)]”<text:line-break/><text:line-break/></text:span><text:span text:style-name="T10">VOICEMAIL_</text:span><text:span text:style-name="T15">1</text:span>_CALLBACK_SCRIPT<text:span text:style-name="T12">=”say[</text:span><text:span text:style-name="T13">*</text:span><text:span text:style-name="T12">RING!! RING!!</text:span><text:span text:style-name="T13">*</text:span><text:span text:style-name="T12">]</text:span></text:p>
      <text:p text:style-name="P25"><text:span text:style-name="T15">say[*THIS NUMBER CANNOT BE REACHED AS DIALED*]</text:span></text:p>
      <text:p text:style-name="P25"><text:span text:style-name="T15">say[*CLICK*]</text:span>”</text:p>
      <text:p text:style-name="P25"/>
      <text:p text:style-name="P26"><text:span text:style-name="T10">VOICEMAIL_</text:span><text:span text:style-name="T16">2</text:span>_SCRIPT=”<text:span text:style-name="T16">say[Hey, It’s me. Got a lead on Jill.]Jack</text:span></text:p>
      <text:p text:style-name="P27">say[My new friend, Jam, told me there is a new Gradient settlement in the Muckthorn swamp.]Jack</text:p>
      <text:p text:style-name="P27">say[Jill wasn’t a Gradient, but her friends usually were.]Jack</text:p>
      <text:p text:style-name="P26"><text:span text:style-name="T16">say[Can I use this mech again? I want to see if they know anything.]Jack</text:span></text:p>
      <text:p text:style-name="P28">say[Call me back!]Jack<text:span text:style-name="T11">”</text:span></text:p>
      <text:p text:style-name="P26"/>
      <text:p text:style-name="P26"><text:span text:style-name="T10">VOICEMAIL_</text:span><text:span text:style-name="T16">2</text:span>_CALLBACK_SCRIPT<text:span text:style-name="T12">=”</text:span></text:p>
      <text:p text:style-name="P29">say[Thanks for calling me back. I know it’s not cheap to help me out like this. But it’s for Jill]Jack</text:p>
      <text:p text:style-name="P29">choices[Of course. Let’s go., For Jill.]</text:p>
      <text:p text:style-name="P29">[Of course. Let’s go.]</text:p>
      <text:p text:style-name="P29">go[end]</text:p>
      <text:p text:style-name="P29">[For Jill.]</text:p>
      <text:p text:style-name="P29">say[I think about her every <text:span text:style-name="T17">second</text:span>. <text:span text:style-name="T17">Mom is a wreck. We have to find her.</text:span>]Jack</text:p>
      <text:p text:style-name="P29">go[end]</text:p>
      <text:p text:style-name="P29">[end]</text:p>
      <text:p text:style-name="P29">say[It should be an easy mission.]Jack</text:p>
      <text:p text:style-name="P29">do[unlock mission(<text:span text:style-name="T17">1</text:span>)]<text:span text:style-name="T11">“</text:span></text:p>
      <text:p text:style-name="P26"/>
      <text:p text:style-name="P30"><text:span text:style-name="T10">VOICEMAIL_</text:span><text:span text:style-name="T17">3</text:span>_SCRIPT=”<text:span text:style-name="T15">say[I sent a</text:span><text:span text:style-name="T6">nother</text:span><text:span text:style-name="T15"> mission to your PC. Do not fail me.]Benefactor</text:span></text:p>
      <text:p text:style-name="P30"><text:span text:style-name="T15">do[unlock mission(</text:span><text:span text:style-name="T6">3</text:span><text:span text:style-name="T15">)]”<text:line-break/></text:span><text:span text:style-name="T10">VOICEMAIL_</text:span><text:span text:style-name="T17">3_</text:span>CALLBACK_SCRIPT<text:span text:style-name="T12">=”say[</text:span><text:span text:style-name="T13">*</text:span><text:span text:style-name="T12">RING!! RING!!</text:span><text:span text:style-name="T13">*</text:span><text:span text:style-name="T12">]</text:span></text:p>
      <text:p text:style-name="P31"><text:span text:style-name="T15">say[*THIS NUMBER CANNOT BE REACHED AS DIALED*]</text:span></text:p>
      <text:p text:style-name="P31"><text:span text:style-name="T15">say[*CLICK*]</text:span>”</text:p>
      <text:p text:style-name="P31"/>
      <text:p text:style-name="P31"/>
      <text:p text:style-name="P30"><text:span text:style-name="T10">VOICEMAIL_</text:span><text:span text:style-name="T1">4</text:span>_SCRIPT=”<text:span text:style-name="T15">say[I sent a</text:span><text:span text:style-name="T6">nother</text:span><text:span text:style-name="T15"> mission to your PC. Do not fail me.]Benefactor</text:span></text:p>
      <text:p text:style-name="P30"><text:span text:style-name="T15">do[unlock mission(</text:span><text:span text:style-name="T1">5</text:span><text:span text:style-name="T15">)]”<text:line-break/></text:span><text:span text:style-name="T10">VOICEMAIL_</text:span><text:span text:style-name="T1">4</text:span><text:span text:style-name="T17">_</text:span>CALLBACK_SCRIPT<text:span text:style-name="T12">=”say[</text:span><text:span text:style-name="T13">*</text:span><text:span text:style-name="T12">RING!! RING!!</text:span><text:span text:style-name="T13">*</text:span><text:span text:style-name="T12">]</text:span></text:p>
      <text:p text:style-name="P31"><text:span text:style-name="T15">say[*THIS NUMBER CANNOT BE REACHED AS DIALED*]</text:span></text:p>
      <text:p text:style-name="P31"><text:span text:style-name="T15">say[*CLICK*]</text:span>”</text:p>
      <text:p text:style-name="P31"/>
      <text:p text:style-name="P30"><text:span text:style-name="T10">VOICEMAIL_</text:span><text:span text:style-name="T1">5</text:span>_SCRIPT=”<text:span text:style-name="T15">say[</text:span><text:span text:style-name="T1">Hello</text:span><text:span text:style-name="T15">]???</text:span></text:p>
      <text:p text:style-name="P11">say[I apologize for the secrecy. But these days, there are more ears on one call than on-a whole cornfield.]???</text:p>
      <text:p text:style-name="P11">say[You can call me D.T.]DT</text:p>
      <text:p text:style-name="P11">say[Just know, I’<text:span text:style-name="T5">m</text:span> a friend. <text:span text:style-name="T5">I am callin’ to tell ya something important.</text:span>]DT</text:p>
      <text:p text:style-name="P11">say[This “Benefactor” <text:span text:style-name="T5">fella</text:span> your working with...]<text:span text:style-name="T5">DT</text:span></text:p>
      <text:p text:style-name="P8">say[Ain’t someone you should be hangin’ your hat with.]DT</text:p>
      <text:p text:style-name="P8">say[I only say this because I have followed their work for a long time.]DT</text:p>
      <text:p text:style-name="P8">say[They don’t care about Dualists. They don’t give a damn about the Gradients.]DT</text:p>
      <text:p text:style-name="P8">say[Benefactors are like vultures. Preyin’ on death.]DT</text:p>
      <text:p text:style-name="P8">say[I can help your friend Jack. Send him to these coordinates.]DT</text:p>
      <text:p text:style-name="P8">say[Tell ‘em you whatever you need to, but don’t mention who sent ya. I need ya to keep a tight lid our conversation. ]DT</text:p>
      <text:p text:style-name="P8">say[Good luck on your mission. I’ll be callin’ ya back soon.]DT</text:p>
      <text:p text:style-name="P30"><text:span text:style-name="T15">do[unlock mission(</text:span><text:span text:style-name="T5">8</text:span><text:span text:style-name="T15">)]”<text:line-break/></text:span><text:span text:style-name="T10">VOICEMAIL_</text:span><text:span text:style-name="T1">5</text:span><text:span text:style-name="T17">_</text:span>CALLBACK_SCRIPT<text:span text:style-name="T12">=”say[</text:span><text:span text:style-name="T13">*</text:span><text:span text:style-name="T12">RING!! RING!!</text:span><text:span text:style-name="T13">*</text:span><text:span text:style-name="T12">]</text:span></text:p>
      <text:p text:style-name="P31"><text:span text:style-name="T15">say[*THIS NUMBER CANNOT BE REACHED AS DIALED*]</text:span></text:p>
      <text:p text:style-name="P31"><text:span text:style-name="T15">say[*CLICK*]</text:span>”</text:p>
      <text:p text:style-name="P31"/>
      <text:p text:style-name="P31"/>
      <text:p text:style-name="P32">VOICEMAIL_6_SCRIPT=”</text:p>
      <text:p text:style-name="P32">say[Hey! It’s me. <text:span text:style-name="T7">Call me back. I have another lead. Maybe.</text:span>]Jack”</text:p>
      <text:p text:style-name="P33"><text:span text:style-name="T15"><text:line-break/></text:span><text:span text:style-name="T10">VOICEMAIL_</text:span><text:span text:style-name="T7">6</text:span><text:span text:style-name="T17">_</text:span>CALLBACK_SCRIPT<text:span text:style-name="T12">=”</text:span></text:p>
      <text:p text:style-name="P34">say[Miss me yet?]Jack</text:p>
      <text:p text:style-name="P34">say[I just hit the road. I am headed to the EAU raceway.<text:span text:style-name="T7">]Jack</text:span></text:p>
      <text:p text:style-name="P34"><text:span text:style-name="T7">say[</text:span>When we were kids, mom would take Jill and I there.]Jack</text:p>
      <text:p text:style-name="P32">say[Maybe someone there <text:span text:style-name="T7">knows her</text:span>?]Jack</text:p>
      <text:p text:style-name="P32">say[By the way. If you ever need some money, try participating in a race.]Jack</text:p>
      <text:p text:style-name="P32">say[<text:span text:style-name="T7">But honestly, t</text:span>hey are impossible to win without a racing mech.]Jack</text:p>
      <text:p text:style-name="P32">say[Maybe one day, when we find Jill, we can start a <text:span text:style-name="T7">proper </text:span>racing team!]Jack</text:p>
      <text:p text:style-name="P32">say[I’ll send you my location in case you are interested in trying out for a race <text:span text:style-name="T7">one day</text:span>.]Jack</text:p>
      <text:p text:style-name="P32">do[unlock mission(6)]”</text:p>
      <text:p text:style-name="P35">MISSION_0_START_SCRIPT<text:span text:style-name="T12">=”</text:span></text:p>
      <text:p text:style-name="P36">say[Love the smell of a brand new mech!]Jack</text:p>
      <text:p text:style-name="P37">say[I’ll be back in a day.]Jack</text:p>
      <text:p text:style-name="P37">say[Good odds I’ll make it back in one piece.]Jack</text:p>
      <text:p text:style-name="P36">“</text:p>
      <text:p text:style-name="P38"/>
      <text:p text:style-name="P38">MISSION_<text:span text:style-name="T18">0</text:span>_SUCCESS_SCRIPT<text:span text:style-name="T15">=”</text:span></text:p>
      <text:p text:style-name="P39">say[Good news, bad news.]Jack</text:p>
      <text:p text:style-name="P39">choices[Good news First., Bad news First.]</text:p>
      <text:p text:style-name="P40">[Good news First.]</text:p>
      <text:p text:style-name="P40">say[I found the part Jill was looking for!]Jack</text:p>
      <text:p text:style-name="P40">say[<text:span text:style-name="T16">and uh… yeah. Still no Jill...</text:span>]Jack</text:p>
      <text:p text:style-name="P27"><text:span text:style-name="T19">go</text:span>[end]</text:p>
      <text:p text:style-name="P39">[Bad news First.]</text:p>
      <text:p text:style-name="P27">say[I did not find Jill. The search continues...]Jack</text:p>
      <text:p text:style-name="P40">say[<text:span text:style-name="T16">But-- </text:span>I <text:span text:style-name="T16">*did*</text:span> <text:span text:style-name="T16">find</text:span> the part Jill was looking for!]Jack</text:p>
      <text:p text:style-name="P27">[end]</text:p>
      <text:p text:style-name="P27">go[complete mission(0)]</text:p>
      <text:p text:style-name="P40">do[get part(1)]</text:p>
      <text:p text:style-name="P41">say<text:span text:style-name="T14">[...and I g</text:span>ot a lead on Jill.<text:span text:style-name="T14">]Jack</text:span></text:p>
      <text:p text:style-name="P41"><text:span text:style-name="T14">say[</text:span>I <text:span text:style-name="T14">met</text:span> this porter <text:span text:style-name="T14">along the way home</text:span>. His name was Jam.]Jack</text:p>
      <text:p text:style-name="P27">say[Jam told me there is a new Gradient settlement in the Muckthorn swamp]Jack</text:p>
      <text:p text:style-name="P27">say[Jill wasn’t a Gradient, but her friends usually were.]Jack</text:p>
      <text:p text:style-name="P27">say[Can I use this mech again? I want to see if <text:span text:style-name="T14">anyone at this settlement knows her</text:span>.]Jack</text:p>
      <text:p text:style-name="P27">choices[Yes. let’s go look for Jill., No. maybe tomorrow.]</text:p>
      <text:p text:style-name="P27">[Yes. let’s go look for Jill.]</text:p>
      <text:p text:style-name="P42">do[unlock mission(1)]</text:p>
      <text:p text:style-name="P42">go[end]</text:p>
      <text:p text:style-name="P27">[No. maybe tomorrow.]</text:p>
      <text:p text:style-name="P27">do[get voicemail(2)]</text:p>
      <text:p text:style-name="P42">[end]</text:p>
      <text:p text:style-name="P38">“</text:p>
      <text:p text:style-name="P38"><text:span text:style-name="T20"/></text:p>
      <text:p text:style-name="P38">MISSION_<text:span text:style-name="T18">0</text:span>_<text:span text:style-name="T15">FAIL</text:span>_SCRIPT<text:span text:style-name="T15">=”</text:span></text:p>
      <text:p text:style-name="P43">say[Jack <text:span text:style-name="T18">broke his crown</text:span>. GAME OVER]</text:p>
      <text:p text:style-name="P43">do[game over]</text:p>
      <text:p text:style-name="P38">“</text:p>
      <text:p text:style-name="P38"/>
      <text:p text:style-name="P44">MISSION_1_START_SCRIPT=”</text:p>
      <text:p text:style-name="P44">say[Another easy mission.]Jack</text:p>
      <text:p text:style-name="P44">say[Everything considered, it’s a nice day out.]Jack</text:p>
      <text:p text:style-name="P44">say[Sun is shining, bees a buzzin. What could go wrong?]Jack</text:p>
      <text:p text:style-name="P44">say[Gonna ask these Gradients about Jill.]Jack</text:p>
      <text:p text:style-name="P44">say[I promise to wash the mech when I get back. I am sure it will have swamp-stink.]Jack”</text:p>
      <text:p text:style-name="P44"/>
      <text:p text:style-name="P45">MISSION_<text:span text:style-name="T18">1</text:span>_SUCCESS_SCRIPT<text:span text:style-name="T15">=”</text:span></text:p>
      <text:p text:style-name="P44">say[*MECH AUTO PILOT HAS BEEN ENGAGED*]</text:p>
      <text:p text:style-name="P44">say[*ONE VOICE MEMO WAS RECORDED YESTERDAY*]</text:p>
      <text:p text:style-name="P44">say[*PLAYING VOICE MEMO*]<text:line-break/>say[Crap! This wasn’t a good idea after all.]Jack</text:p>
      <text:p text:style-name="P44">say[The gradients <text:span text:style-name="T21">are</text:span> not ready for anyone to know about this base yet.]Jack</text:p>
      <text:p text:style-name="P44">say[Their scout saw me a mile away. They are closing in now. I imagine I will be detained.]JACK</text:p>
      <text:p text:style-name="P44">say[I’<text:span text:style-name="T21">m gonna </text:span>put on auto-pilot and send it home.]Jack</text:p>
      <text:p text:style-name="P46">say[<text:span text:style-name="T21">Sorry, I</text:span> think I’<text:span text:style-name="T21">ll</text:span> be out of commission for a bit.]Jack</text:p>
      <text:p text:style-name="P46">say[*HALT YOU ARE UNDER ARREST!*]???</text:p>
      <text:p text:style-name="P44">say[KEEP LOOKING FOR JILL!]Jack</text:p>
      <text:p text:style-name="P44">say[*<text:span text:style-name="T3">STEP OUT OF THE VEHICLE!</text:span>*]???</text:p>
      <text:p text:style-name="P44">say[DON’T SHOOT! <text:span text:style-name="T6">I am coming out.</text:span>]Jack</text:p>
      <text:p text:style-name="P44">say[*END OF VOICE MEMO.*]</text:p>
      <text:p text:style-name="P45"><text:span text:style-name="T20"/></text:p>
      <text:p text:style-name="P45">MISSION_<text:span text:style-name="T18">1</text:span>_<text:span text:style-name="T15">FAIL</text:span>_SCRIPT<text:span text:style-name="T15">=”</text:span></text:p>
      <text:p text:style-name="P47">say[Jack <text:span text:style-name="T18">broke his crown</text:span>. GAME OVER]</text:p>
      <text:p text:style-name="P47">do[game over]</text:p>
      <text:p text:style-name="P45">“</text:p>
      <text:p text:style-name="P45"/>
      <text:p text:style-name="P48">MISSION_<text:span text:style-name="T6">2</text:span>_START_SCRIPT=”<text:span text:style-name="T6">say[I need you to gather intel on a new Gradient base. Rumor says it is near the Muckthorn swamp.]Benefactor”</text:span></text:p>
      <text:p text:style-name="P48"/>
      <text:p text:style-name="P49">MISSION_<text:span text:style-name="T21">2</text:span>_SUCCESS_SCRIPT<text:span text:style-name="T15">=”</text:span></text:p>
      <text:p text:style-name="P50">say[I encountered some scouts. I wasn’t spotted.](pilot)</text:p>
      <text:p text:style-name="P50">say[Also, I noticed a small camp outside of their base](pilot)</text:p>
      <text:p text:style-name="P50">say[I was able to spot Jack!](pilot)</text:p>
      <text:p text:style-name="P50">say[I know it isn’t the Benefactor’s mission, but maybe we can save him!]</text:p>
      <text:p text:style-name="P42">do[complete mission(2)]</text:p>
      <text:p text:style-name="P50">”</text:p>
      <text:p text:style-name="P50"/>
      <text:p text:style-name="P49">MISSION_<text:span text:style-name="T21">2</text:span>_<text:span text:style-name="T15">FAIL</text:span>_SCRIPT<text:span text:style-name="T15">=”</text:span></text:p>
      <text:p text:style-name="P51">say[You <text:span text:style-name="T22">may</text:span> retry this mission.]</text:p>
      <text:p text:style-name="P51">do[unlock mission(2)]</text:p>
      <text:p text:style-name="P49">“</text:p>
      <text:p text:style-name="P49"/>
      <text:p text:style-name="P48">MISSION_<text:span text:style-name="T3">3</text:span>_START_SCRIPT=”<text:span text:style-name="T6">say[</text:span><text:span text:style-name="T3">I need you to deliver this info to the Dualists in Steelhaven.</text:span><text:span text:style-name="T6">]Benefactor”</text:span></text:p>
      <text:p text:style-name="P48"/>
      <text:p text:style-name="P49">MISSION_<text:span text:style-name="T3">3</text:span>_SUCCESS_SCRIPT<text:span text:style-name="T15">=”</text:span></text:p>
      <text:p text:style-name="P50">say[<text:span text:style-name="T3">Well, that was pretty simple. They were happy about the intel.</text:span>](pilot)</text:p>
      <text:p text:style-name="P50">say[<text:span text:style-name="T3">However</text:span>, I noticed <text:span text:style-name="T3">they were very keen on destroying that base in Muckthorn.</text:span>](pilot)</text:p>
      <text:p text:style-name="P50">say[I <text:span text:style-name="T3">am worried about </text:span>Jack.](pilot)</text:p>
      <text:p text:style-name="P52">say[I know it isn’t the Benefactor’s mission, but maybe we can <text:span text:style-name="T3">still</text:span> save him!]</text:p>
      <text:p text:style-name="P52">do[<text:span text:style-name="T14">complete</text:span> mission(<text:span text:style-name="T14">3</text:span>)]</text:p>
      <text:p text:style-name="P52">do[unlock mission(<text:span text:style-name="T14">4</text:span>)]”</text:p>
      <text:p text:style-name="P50"/>
      <text:p text:style-name="P49">MISSION_<text:span text:style-name="T3">3</text:span>_<text:span text:style-name="T15">FAIL</text:span>_SCRIPT<text:span text:style-name="T15">=”</text:span></text:p>
      <text:p text:style-name="P51">say[You <text:span text:style-name="T22">may</text:span> retry this mission.]</text:p>
      <text:p text:style-name="P51">do[unlock mission(<text:span text:style-name="T3">3</text:span>)]</text:p>
      <text:p text:style-name="P49">“</text:p>
      <text:p text:style-name="P2"><text:line-break/><text:span text:style-name="T18">MISSION_</text:span><text:span text:style-name="T22">4</text:span><text:span text:style-name="T18">_START_SCRIPT=”</text:span><text:span text:style-name="T6">say[</text:span><text:span text:style-name="T22">We gotta get Jack out of that swampy camp before the whole place is wiped out!](pilot)</text:span><text:span text:style-name="T6">”</text:span></text:p>
      <text:p text:style-name="P53"/>
      <text:p text:style-name="P2">MISSION_<text:span text:style-name="T22">4</text:span>_SUCCESS_SCRIPT<text:span text:style-name="T15">=”</text:span></text:p>
      <text:p text:style-name="P54">say[<text:span text:style-name="T22">Thank you guys so much for the rescue!</text:span>]<text:span text:style-name="T22">Jack</text:span></text:p>
      <text:p text:style-name="P54">say[<text:span text:style-name="T22">That place was awful! For all their righteousness, them Gradients treat their POW like dogs.</text:span>](pilot)</text:p>
      <text:p text:style-name="P55">choices[Are you OK Jack?, What should we do next?]</text:p>
      <text:p text:style-name="P55">[Are you OK Jack?]</text:p>
      <text:p text:style-name="P55">say[I am OK. I survived. I am just worried about my sister.]Jack</text:p>
      <text:p text:style-name="P55">[What should we do next?]</text:p>
      <text:p text:style-name="P55">say[Find Jill. <text:span text:style-name="T4">I am going to go out on my own for a bit. I need to find her.]Jack</text:span></text:p>
      <text:p text:style-name="P55"><text:span text:style-name="T4">say[As soon as I find anything I will call you.</text:span>]Jack</text:p>
      <text:p text:style-name="P54">do[<text:span text:style-name="T14">complete</text:span> mission(<text:span text:style-name="T14">4</text:span>)]</text:p>
      <text:p text:style-name="P54">do[unlock mission(<text:span text:style-name="T17">6</text:span>)]</text:p>
      <text:p text:style-name="P55">do[unlock voicemail<text:span text:style-name="T14">(4)</text:span>]<text:line-break/><text:span text:style-name="T23">do[jack leaves]</text:span></text:p>
      <text:p text:style-name="P54">”</text:p>
      <text:p text:style-name="P54"/>
      <text:p text:style-name="P2">MISSION_<text:span text:style-name="T14">4</text:span>_<text:span text:style-name="T15">FAIL</text:span>_SCRIPT<text:span text:style-name="T15">=”</text:span></text:p>
      <text:p text:style-name="P56">say[You <text:span text:style-name="T22">may</text:span> retry this mission.]</text:p>
      <text:p text:style-name="P56">do[unlock mission(<text:span text:style-name="T14">4</text:span>)]</text:p>
      <text:p text:style-name="P2">“</text:p>
      <text:p text:style-name="P2"><text:span text:style-name="T18">MISSION_</text:span><text:span text:style-name="T14">5</text:span><text:span text:style-name="T18">_START_SCRIPT=”</text:span></text:p>
      <text:p text:style-name="P2"><text:span text:style-name="T6">say[</text:span><text:span text:style-name="T1">I </text:span><text:span text:style-name="T4">wonder what the Dualists will do with all this ammo?</text:span><text:span text:style-name="T1">](</text:span><text:span text:style-name="T22">pilot)</text:span></text:p>
      <text:p text:style-name="P54">say[<text:span text:style-name="T4">According to our intel, Gradients will be spying on any deliveries going in and out of Steelhaven. We need to be careful!</text:span><text:span text:style-name="T1">](</text:span><text:span text:style-name="T22">pilot)</text:span>”</text:p>
      <text:p text:style-name="P53"/>
      <text:p text:style-name="P2">MISSION_<text:span text:style-name="T14">5</text:span>_SUCCESS_SCRIPT<text:span text:style-name="T15">=”</text:span></text:p>
      <text:p text:style-name="P54">say[<text:span text:style-name="T4">That wad dicey.</text:span>](pilot)</text:p>
      <text:p text:style-name="P55"/>
      <text:p text:style-name="P54">do[<text:span text:style-name="T14">complete</text:span> mission(<text:span text:style-name="T1">5</text:span>)]</text:p>
      <text:p text:style-name="P54">do[unlock mission(<text:span text:style-name="T1">7</text:span>)]</text:p>
      <text:p text:style-name="P55">do[unlock voicemail<text:span text:style-name="T14">(</text:span><text:span text:style-name="T1">5</text:span><text:span text:style-name="T14">)</text:span>]</text:p>
      <text:p text:style-name="P54">”</text:p>
      <text:p text:style-name="P54"/>
      <text:p text:style-name="P2">MISSION_<text:span text:style-name="T14">5</text:span>_<text:span text:style-name="T15">FAIL</text:span>_SCRIPT<text:span text:style-name="T15">=”</text:span></text:p>
      <text:p text:style-name="P56">say[You <text:span text:style-name="T22">may</text:span> retry this mission.]</text:p>
      <text:p text:style-name="P56">do[unlock mission(<text:span text:style-name="T14">5</text:span>)]</text:p>
      <text:p text:style-name="P2">“</text:p>
      <text:p text:style-name="P2"/>
      <text:p text:style-name="P2"><text:span text:style-name="T18">MISSION_</text:span><text:span text:style-name="T14">6</text:span><text:span text:style-name="T18">_START_SCRIPT=”</text:span><text:span text:style-name="T6">say[</text:span><text:span text:style-name="T4">Hey! </text:span><text:span text:style-name="T24">I am so g</text:span><text:span text:style-name="T4">lad you made it!</text:span><text:span text:style-name="T6">]</text:span><text:span text:style-name="T22">Jack</text:span></text:p>
      <text:p text:style-name="P57">say[I think the Dualists suck, but man I love their raceways. The EAU is beautiful today.]Jack</text:p>
      <text:p text:style-name="P57">say[Oh, this must be your racer.]</text:p>
      <text:p text:style-name="P57">say[Yo!](pilot)</text:p>
      <text:p text:style-name="P57">say[This race is 24 hours long. I hope you are ready!]Jack</text:p>
      <text:p text:style-name="P57">”</text:p>
      <text:p text:style-name="P53"/>
      <text:p text:style-name="P2">MISSION_<text:span text:style-name="T14">6</text:span>_SUCCESS_SCRIPT<text:span text:style-name="T15">=”</text:span></text:p>
      <text:p text:style-name="P2"><text:span text:style-name="T6">say[</text:span><text:span text:style-name="T24">Holy crap! You won? What are the odds?!</text:span><text:span text:style-name="T6">]</text:span><text:span text:style-name="T22">Jack</text:span></text:p>
      <text:p text:style-name="P54">do[<text:span text:style-name="T14">complete</text:span> mission(<text:span text:style-name="T1">6</text:span>)]</text:p>
      <text:p text:style-name="P54">do[unlock mission(<text:span text:style-name="T23">8</text:span>)]</text:p>
      <text:p text:style-name="P55">do[unlock voicemail<text:span text:style-name="T14">(</text:span><text:span text:style-name="T23">6</text:span><text:span text:style-name="T14">)</text:span>]</text:p>
      <text:p text:style-name="P54">”</text:p>
      <text:p text:style-name="P54"/>
      <text:p text:style-name="P2">MISSION_<text:span text:style-name="T14">6</text:span>_<text:span text:style-name="T15">FAIL</text:span>_SCRIPT<text:span text:style-name="T15">=”</text:span></text:p>
      <text:p text:style-name="P56">say[You <text:span text:style-name="T22">may</text:span> retry this mission.]</text:p>
      <text:p text:style-name="P56">do[unlock mission(<text:span text:style-name="T14">6</text:span>)]</text:p>
      <text:p text:style-name="P2">“</text:p>
      <text:p text:style-name="P2"/>
      <text:p text:style-name="P2"/>
      <text:p text:style-name="P2"/>
      <text:p text:style-name="P49"/>
      <text:p text:style-name="P49"/>
      <text:p text:style-name="P49"/>
      <text:p text:style-name="P49"/>
      <text:p text:style-name="P49"/>
      <text:p text:style-name="P58"><text:soft-page-break/>The short version of it is this:</text:p>
      <text:p text:style-name="P59">Part 1) You get a call from someone who calls them self the "Benefactor"</text:p>
      <text:p text:style-name="P59">Part 2) Jack goes missing and you want to help him. you learn about racing.</text:p>
      <text:p text:style-name="P59">Part 3) <text:s/>You get a call from Benefactor -B ("5k")</text:p>
      <text:p text:style-name="P59">Part 4) Benefactor gives you some really awful missions.</text:p>
      <text:p text:style-name="P59">Part 5) You reject missions from the Benefactor and you find Jack!</text:p>
      <text:p text:style-name="P59">Part 6) The Benefactor demands you return to work for them. They give you 10000 credits. Worse missions than before. They are mad at you.</text:p>
      <text:p text:style-name="P59">Part 7) Benefactor B calls you (5k) with offer to get Benefactor A(10k) off of your back.</text:p>
      <text:p text:style-name="P59">Part 8) You reject Benefactors and follow your passion (racing)</text:p>
      <text:p text:style-name="P59"/>
      <text:p text:style-name="P59"/>
      <text:p text:style-name="P59"/>
      <text:p text:style-name="P59">================================================================</text:p>
      <text:p text:style-name="P59"/>
      <text:p text:style-name="P59">Part 1) Comfort Zone (NEED / YOU):</text:p>
      <text:p text:style-name="P59"/>
      <text:p text:style-name="P59">You get a call from someone who calls them self the "Benefactor"</text:p>
      <text:p text:style-name="P59">They give you 10,000 "credits" and ask you to do a mission for them.</text:p>
      <text:p text:style-name="P59"/>
      <text:p text:style-name="P59">Mission 000: Help Jack find Jill.</text:p>
      <text:p text:style-name="P59">You need a pilot and you know exactly who to call. Jack. Your friend from "Canada".</text:p>
      <text:p text:style-name="P59"><text:s/></text:p>
      <text:p text:style-name="P59">Mission 000</text:p>
      <text:p text:style-name="P59">Jack is looking for intel on Jill's whereabouts. This Benefactor gives you a location, to explore. Maybe you can help Jack find Jill along the way.</text:p>
      <text:p text:style-name="P59"/>
      <text:p text:style-name="P59"/>
      <text:p text:style-name="P59">VM 1 – Jack: “Got a lead on Jill. Need you to check out a site.”</text:p>
      <text:p text:style-name="P59"/>
      <text:p text:style-name="P59">VM 2 – 10k: First benefactor message, sends you to the site.</text:p>
      <text:p text:style-name="P59"/>
      <text:p text:style-name="P59">VM 3 – Post-mission debrief from 10k. Jack doesn't find Jill, but the trail is warm.</text:p>
      <text:p text:style-name="P59"/>
      <text:p text:style-name="P59">Rewards</text:p>
      <text:p text:style-name="P59">Random Junk <text:s text:c="2"/>- recycle to repair 10 hp on any mech(s)</text:p>
      <text:p text:style-name="P59"/>
      <text:p text:style-name="P59">FAIL STATE: (impossible) soft lock - you kill jack and it's game over. </text:p>
      <text:p text:style-name="P59">Why Fail states are impossible this early: we have control of the RNG. So this mission can't fail. The dice will always roll 377/998. </text:p>
      <text:p text:style-name="P59"/>
      <text:p text:style-name="P59">SUCCESS STATE: you continue on. </text:p>
      <text:p text:style-name="P59">what happens if Jack dies? he wont. after this mission Jack leaves to go search for Jill. Jack becomes unavailable. You will need to hire "Jacob" or "Joshua", "Jan", "Joan", "John"...</text:p>
      <text:p text:style-name="P59"/>
      <text:p text:style-name="P59"/>
      <text:p text:style-name="P59"/>
      <text:p text:style-name="P59">================================================================</text:p>
      <text:p text:style-name="P59"/>
      <text:p text:style-name="P59">Part 2) Call to Action ( NEED / <text:s/>DESIRE)</text:p>
      <text:p text:style-name="P59"/>
      <text:p text:style-name="P59">Benefactor is funding you - without them you wouldn't be able to live (play)</text:p>
      <text:p text:style-name="P59">You have no other means to make money without the benefactor's help. (at least for now)</text:p>
      <text:p text:style-name="P59">You don't want to be cut off.</text:p>
      <text:p text:style-name="P59">Jack goes missing and you want to help him.</text:p>
      <text:p text:style-name="P59">Racing mechs ???</text:p>
      <text:p text:style-name="P59">Racing mission ??? - Your mechs always loose. The odds are flipped - instead of 1/n chance of LOSING - you have n-1/n chances of LOSING.</text:p>
      <text:p text:style-name="P59"/>
      <text:p text:style-name="P59">RACING MISSIONS</text:p>
      <text:p text:style-name="P59"/>
      <text:p text:style-name="P59">so the odds are much harder. lets say a race is 100/101 <text:s/>you lose. Normally missions are 1/6 you lose, or 5/6 you win. In a race it would be 5/6 you LOSE.</text:p>
      <text:p text:style-name="P59">so for races, your "bonus odds" would be +20 that would make 100/101, 80/101. Still terrible odds. but better.</text:p>
      <text:p text:style-name="P59">no race bonus</text:p>
      <text:p text:style-name="P59">100/101 = 99%</text:p>
      <text:p text:style-name="P59"/>
      <text:p text:style-name="P59">with +20 bonus</text:p>
      <text:p text:style-name="P59">80/101 = 79% </text:p>
      <text:p text:style-name="P59"/>
      <text:p text:style-name="P59">VM 4 – 10k: "You're lucky I'm funding you. Don't screw this up."</text:p>
      <text:p text:style-name="P59"/>
      <text:p text:style-name="P59">VM 5 – Racing mission intro—odds are brutal, you lose no matter what.</text:p>
      <text:p text:style-name="P59"/>
      <text:p text:style-name="P59">VM 6 – System: “Your mech is out of commission.”</text:p>
      <text:p text:style-name="P59"/>
      <text:p text:style-name="P59">VM 7 – Jack’s last message before going dark.</text:p>
      <text:p text:style-name="P59"/>
      <text:p text:style-name="P59">VM 8 – 10k gaslighting: “Don't go chasing ghosts. Focus.”</text:p>
      <text:p text:style-name="P59"/>
      <text:p text:style-name="P59"/>
      <text:p text:style-name="P59">================================================================</text:p>
      <text:p text:style-name="P59"/>
      <text:p text:style-name="P59"/>
      <text:p text:style-name="P59">Part 3) Unfamiliar territory (GO)</text:p>
      <text:p text:style-name="P59">You get a call from Benefactor -B ("5k")</text:p>
      <text:p text:style-name="P59">they are nicer than the OG Benefactor ("10k")They give you a "hypothetical" - if you ever had a falling out with "10k" to give them a call. They will offer you half and give you better missions.</text:p>
      <text:p text:style-name="P16">Random people start to leave you voicemails about "your mech stepped on my cat's tail"</text:p>
      <text:p text:style-name="P16">Pilots start calling you to let you know they are available to work.</text:p>
      <text:p text:style-name="P16">salesmen call you to let you know they will have new part in stock. (no sales, just new parts. Prices are fixed in this game)</text:p>
      <text:p text:style-name="P16">Your missions start to really open up. You get missions from random people. "Take my cat to the vet, you monster."</text:p>
      <text:p text:style-name="P16"/>
      <text:p text:style-name="P16"/>
      <text:p text:style-name="P16">VM 9 – 5k introduces themself: “Hypothetically, if you ever get tired of being used…”</text:p>
      <text:p text:style-name="P16"/>
      <text:p text:style-name="P16">VM 10 – Civilian complaint: “Your mech stepped on my cat's tail.”</text:p>
      <text:p text:style-name="P16"/>
      <text:p text:style-name="P16">VM 11 – Pilot voicemail: “I’m free for contract work, hit me up.”</text:p>
      <text:p text:style-name="P16"/>
      <text:p text:style-name="P16">VM 12 – Merchant: “New parts dropping soon. Stay sharp.”</text:p>
      <text:p text:style-name="P16"/>
      <text:p text:style-name="P16">VM 13 – Cat to vet mission: “...you do have room in that mech for a pet carrier, right?”</text:p>
      <text:p text:style-name="P16"/>
      <text:p text:style-name="P16">================================================================</text:p>
      <text:p text:style-name="P16"/>
      <text:p text:style-name="P16">Part 4) Find (ADAPT)</text:p>
      <text:p text:style-name="P16">you start to learn about the nature of the different factions( Dualists and Gradients)</text:p>
      <text:p text:style-name="P16">you start to suspect the benefactor.</text:p>
      <text:p text:style-name="P16">Benefactor gives you some really awful missions.</text:p>
      <text:p text:style-name="P16">"Kill diplomat's family, make murder look like accident"</text:p>
      <text:p text:style-name="P16">"Destroy blockade , pin blame on Dualists."</text:p>
      <text:p text:style-name="P16">"Destroy Dualist Hall of Chambers, pin blame on Gradients."</text:p>
      <text:p text:style-name="P16"><text:s/></text:p>
      <text:p text:style-name="P16">VM 14 – Civilian: “You ever heard of the Gradients? They helped my kid escape a blockade.”</text:p>
      <text:p text:style-name="P16"/>
      <text:p text:style-name="P16">VM 15 – Mission from 10k: “Sabotage the Diplomat's family vehicle—make it look natural.”</text:p>
      <text:p text:style-name="P16"/>
      <text:p text:style-name="P16">VM 16 – Mission from 10k: “Destroy blockade. Pin it on the Dualists.”</text:p>
      <text:p text:style-name="P16"/>
      <text:p text:style-name="P16">VM 17 – Mission from 10k: “Burn the Hall of Chambers. Frame the Gradients.”</text:p>
      <text:p text:style-name="P16"/>
      <text:p text:style-name="P16">VM 18 – Jack’s corrupted voicemail—mentions “factions are using us.”</text:p>
      <text:p text:style-name="P16"/>
      <text:p text:style-name="P16">================================================================</text:p>
      <text:p text:style-name="P16">Part 5) Get what you want (TAKE)</text:p>
      <text:p text:style-name="P16"><text:s/></text:p>
      <text:p text:style-name="P16">You find Jack</text:p>
      <text:p text:style-name="P16">You also discover the benefactor's true nature.</text:p>
      <text:p text:style-name="P16">The benefactor is not going to give you any more money.</text:p>
      <text:p text:style-name="P16">You don't have income or missions</text:p>
      <text:p text:style-name="P16">the only missions you have are random side quests (just for one day)</text:p>
      <text:p text:style-name="P16">VM 19 – Jack: “I found something. Meet me at [location].” (Final clear message.)</text:p>
      <text:p text:style-name="P16"/>
      <text:p text:style-name="P16">VM 20 – 10k: “You've outlived your usefulness. Your contract is terminated.”</text:p>
      <text:p text:style-name="P16"/>
      <text:p text:style-name="P16">VM 21 – System: “No active missions. Bank account: 0 credits.”</text:p>
      <text:p text:style-name="P16"/>
      <text:p text:style-name="P16">VM 22 – Civilian: “Hey... can you unclog my septic tank with your mech?”</text:p>
      <text:p text:style-name="P16"/>
      <text:p text:style-name="P16"/>
      <text:p text:style-name="P16">================================================================</text:p>
      <text:p text:style-name="P16"><text:s/></text:p>
      <text:p text:style-name="P16">Part 6) You pay a heavy price for winning (RETURN)</text:p>
      <text:p text:style-name="P16">Jack and Jill are now on the table.</text:p>
      <text:p text:style-name="P16">The Benefactor demands you return to work for them. They give you 10000 credits.</text:p>
      <text:p text:style-name="P16">After you refuse to do the job, they take a few of your pilots and lock the missions they had assigned to you.</text:p>
      <text:p text:style-name="P16">You spend another day doing random side quests. You still keep the 10k the benefactor sent you.</text:p>
      <text:p text:style-name="P16"/>
      <text:p text:style-name="P16">VM 23 – 10k: “Final offer: 10,000 credits. Accept and finish one last job.”</text:p>
      <text:p text:style-name="P16"/>
      <text:p text:style-name="P16">VM 24 – System: “You have received 10,000 credits.”</text:p>
      <text:p text:style-name="P16"/>
      <text:p text:style-name="P16">VM 25 – 10k (rage): “You refuse? Fine. I’m taking what I own.”</text:p>
      <text:p text:style-name="P16"/>
      <text:p text:style-name="P16">VM 26 – Pilot #2's voicemail from captivity: “Don’t trust anyone. They're not who they seem.”</text:p>
      <text:p text:style-name="P16"/>
      <text:p text:style-name="P16"/>
      <text:p text:style-name="P16"/>
      <text:p text:style-name="P58"/>
      <text:p text:style-name="P60">================================================================</text:p>
      <text:p text:style-name="P16"/>
      <text:p text:style-name="P16">Part 7) Return to the familiar, but changed (CHANGE)</text:p>
      <text:p text:style-name="P16">Benefactor B calls you (5k)</text:p>
      <text:p text:style-name="P16">They make their offer. you accept (illusion of choice), they send you 5k.</text:p>
      <text:p text:style-name="P16">new missions are seemingly ok at first.</text:p>
      <text:p text:style-name="P16">you start to realize they are all leaning heavily toward Dualism.</text:p>
      <text:p text:style-name="P16">"Destroy Gradient Terrorist."</text:p>
      <text:p text:style-name="P16">"Aid Dualist residents.""Transport Dualist Royalty."</text:p>
      <text:p text:style-name="P16"/>
      <text:p text:style-name="P16">They feel better, but they are still kinda "icky".</text:p>
      <text:p text:style-name="P16">at this pace, it will take you 3 real-time years to reach Jack.</text:p>
      <text:p text:style-name="P16"/>
      <text:p text:style-name="P16">VM 27 – 5k: “You're free now. Let me help. Here's 5k.”</text:p>
      <text:p text:style-name="P16"/>
      <text:p text:style-name="P16">VM 28 – Mission: “Eliminate known Gradient terrorist cell.”</text:p>
      <text:p text:style-name="P16"/>
      <text:p text:style-name="P16">VM 29 – Mission: “Escort Dualist Royalty.”</text:p>
      <text:p text:style-name="P16"/>
      <text:p text:style-name="P16">VM 30 – Jack (message delayed): “You’ll never reach Jill working with them.”</text:p>
      <text:p text:style-name="P16"/>
      <text:p text:style-name="P16">================================================================</text:p>
      <text:p text:style-name="P16"/>
      <text:p text:style-name="P16">Part 8) You reject all benefactors and become independent (YOU) Overall Change.</text:p>
      <text:p text:style-name="P16"><text:s/></text:p>
      <text:p text:style-name="P16">You don't need an allowance. you start winning races.</text:p>
      <text:p text:style-name="P16">Races are extremely hard to win, but just winning one could help buy a racing mech.</text:p>
      <text:p text:style-name="P16">you start earning more and more money.</text:p>
      <text:p text:style-name="P16">you finally have enough to help jack.</text:p>
      <text:p text:style-name="P16">you take on one last "mission" help jack find jill.</text:p>
      <text:p text:style-name="P16">You can retry this mission. It is hard to complete.</text:p>
      <text:p text:style-name="P16">Once You find Jill, she joins your party of pilots. Jack joins again too. they are both ace racers.</text:p>
      <text:p text:style-name="P16">We all bow</text:p>
      <text:p text:style-name="P16"/>
      <text:p text:style-name="P16"/>
      <text:p text:style-name="P16"/>
      <text:p text:style-name="P16">VM 31 – System: “You’ve won your first race! Payout: 6k.”</text:p>
      <text:p text:style-name="P16"/>
      <text:p text:style-name="P16">VM 32 – Jack: “You did it… you’ve got the gear to find her.”</text:p>
      <text:p text:style-name="P16"/>
      <text:p text:style-name="P16">VM 33 – Mission: “Help Jack find Jill.” (Repeatable until success.)</text:p>
      <text:p text:style-name="P16"/>
      <text:p text:style-name="P16">VM 34 – Jill: “Took you long enough. Let’s get to work.”</text:p>
      <text:p text:style-name="P16"/>
      <text:p text:style-name="P16">========================================================</text:p>
      <text:p text:style-name="P16"/>
      <text:p text:style-name="P16"/>
      <text:p text:style-name="P16"/>
      <text:p text:style-name="P16">MISSION_1_ID=1</text:p>
      <text:p text:style-name="P16">MISSION_1_NAME="MISSION-001"</text:p>
      <text:p text:style-name="P16">MISSION_1_FLAVOR="Destroy two targets at location."</text:p>
      <text:p text:style-name="P16">MISSION_1_FLAVOR_ICON=1</text:p>
      <text:p text:style-name="P16">MISSION_1_ONE_OVER_ODDS_FOR_MISSION=4</text:p>
      <text:p text:style-name="P16">MISSION_1_ONE_OVER_ODDS_FOR_RETURNING=12</text:p>
      <text:p text:style-name="P16">MISSION_1_ALLOWED_MECH_TYPES=Array[int]([0, 1, 2])</text:p>
      <text:p text:style-name="P16">MISSION_1_LOCATION_ID=1</text:p>
      <text:p text:style-name="P16">MISSION_1_STATUS=0</text:p>
      <text:p text:style-name="P16">MISSION_1_TIME_STARTED=0</text:p>
      <text:p text:style-name="P16"/>
      <text:p text:style-name="P16">MISSION_1_START_SCRIPT="say[START!]"</text:p>
      <text:p text:style-name="P16"/>
      <text:p text:style-name="P16">MISSION_1_SUCCESS_SCRIPT="do[complete mission(1)]</text:p>
      <text:p text:style-name="P16">do[unlock mission(2)]"</text:p>
      <text:p text:style-name="P16">MISSION_1_FAIL_SCRIPT="SAY[What a disaster!]Jack"</text:p>
      <text:p text:style-name="P61"/>
      <text:p text:style-name="P61"/>
      <text:p text:style-name="P61"><text:soft-page-break/></text:p>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in" fo:margin-bottom="0in" fo:margin-left="0in" fo:margin-right="0in" fo:background-color="#1c1c1c" style:writing-mode="lr-tb" draw:fill="solid" draw:fill-color="#1c1c1c" style:footnote-max-height="0in" loext:margin-gutter="0in">
        <style:columns fo:column-count="3">
          <style:column style:rel-width="6034*" fo:start-indent="0in" fo:end-indent="0in"/>
          <style:column style:rel-width="6034*" fo:start-indent="0in" fo:end-indent="0in"/>
          <style:column style:rel-width="6035*"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1c1c1c"/>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5T12:28:25.803916600</meta:creation-date>
    <dc:date>2025-08-05T17:18:50.218379000</dc:date>
    <meta:editing-duration>PT40M32S</meta:editing-duration>
    <meta:editing-cycles>6</meta:editing-cycles>
    <meta:generator>LibreOffice/25.2.4.3$Windows_X86_64 LibreOffice_project/33e196637044ead23f5c3226cde09b47731f7e27</meta:generator>
    <meta:document-statistic meta:table-count="0" meta:image-count="0" meta:object-count="0" meta:page-count="4" meta:paragraph-count="380" meta:word-count="2865" meta:character-count="18569" meta:non-whitespace-character-count="15983"/>
  </office:meta>
</office:document-meta>
</file>